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B00000A0C85B490310D3A1A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9272in" draw:z-index="0"><draw:image xlink:href="Pictures/1000020100000A0B00000A0C85B490310D3A1A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0:40:57.341376153</meta:creation-date>
    <meta:print-date>2021-01-12T10:41:40.722727871</meta:print-date>
    <dc:date>2021-01-12T10:42:07.216865286</dc:date>
    <meta:editing-duration>PT1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